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YouTube Sans" svg:font-family="'YouTube Sans', Roboto, sans-serif"/>
  </office:font-face-decls>
  <office:automatic-styles>
    <style:style style:name="Table1" style:family="table">
      <style:table-properties style:width="5.8125in" fo:margin-left="-0.0417in" fo:margin-top="0in" fo:margin-bottom="0in" table:align="left"/>
    </style:style>
    <style:style style:name="Table1.A" style:family="table-column">
      <style:table-column-properties style:column-width="0.6521in"/>
    </style:style>
    <style:style style:name="Table1.B" style:family="table-column">
      <style:table-column-properties style:column-width="5.1604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paragraph-rsid="0019a978"/>
    </style:style>
    <style:style style:name="P2"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style:style>
    <style:style style:name="P3"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a63e3"/>
    </style:style>
    <style:style style:name="P4"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0.5pt" fo:letter-spacing="normal" fo:font-style="normal" fo:font-weight="normal" officeooo:rsid="001bd6b0" officeooo:paragraph-rsid="0019a978"/>
    </style:style>
    <style:style style:name="P5" style:family="paragraph" style:parent-style-name="Standard">
      <style:paragraph-properties fo:margin-left="0in" fo:margin-right="0in" fo:orphans="2" fo:widows="2" fo:text-indent="0in" style:auto-text-indent="false"/>
      <style:text-properties fo:font-variant="normal" fo:text-transform="none" fo:color="#0f0f0f" loext:opacity="100%" style:font-name="Roboto" fo:font-size="13pt" fo:letter-spacing="normal" fo:font-style="normal" fo:font-weight="normal" officeooo:paragraph-rsid="0019a978" style:font-size-asian="13pt" style:font-size-complex="13pt"/>
    </style:style>
    <style:style style:name="P6"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7" style:family="paragraph" style:parent-style-name="Heading_20_2">
      <style:text-properties officeooo:paragraph-rsid="001a63e3"/>
    </style:style>
    <style:style style:name="P8" style:family="paragraph" style:parent-style-name="Standard">
      <style:paragraph-properties fo:margin-left="0in" fo:margin-right="0in" fo:orphans="2" fo:widows="2" fo:text-indent="0in" style:auto-text-indent="false"/>
      <style:text-properties officeooo:paragraph-rsid="0019a978"/>
    </style:style>
    <style:style style:name="P9" style:family="paragraph" style:parent-style-name="Standard">
      <style:paragraph-properties fo:margin-left="0in" fo:margin-right="0in" fo:orphans="2" fo:widows="2" fo:text-indent="0in" style:auto-text-indent="false"/>
      <style:text-properties fo:font-size="13pt" officeooo:paragraph-rsid="0019a978" style:font-size-asian="13pt" style:font-size-complex="13pt"/>
    </style:style>
    <style:style style:name="P10" style:family="paragraph" style:parent-style-name="Standard">
      <style:paragraph-properties fo:margin-left="0in" fo:margin-right="0in" fo:orphans="2" fo:widows="2" fo:text-indent="0in" style:auto-text-indent="false"/>
      <style:text-properties fo:font-size="13pt" officeooo:paragraph-rsid="002a6b74" style:font-size-asian="13pt" style:font-size-complex="13pt"/>
    </style:style>
    <style:style style:name="P11" style:family="paragraph" style:parent-style-name="Standard">
      <style:paragraph-properties fo:margin-left="0in" fo:margin-right="0in" fo:orphans="2" fo:widows="2" fo:text-indent="0in" style:auto-text-indent="false"/>
      <style:text-properties officeooo:rsid="002a6b74" officeooo:paragraph-rsid="002a6b74"/>
    </style:style>
    <style:style style:name="P12" style:family="paragraph" style:parent-style-name="Standard">
      <style:paragraph-properties fo:text-align="end" style:justify-single-word="false">
        <style:tab-stops/>
      </style:paragraph-properties>
    </style:style>
    <style:style style:name="P13" style:family="paragraph" style:parent-style-name="Standard">
      <style:paragraph-properties fo:text-align="start" style:justify-single-word="false">
        <style:tab-stops/>
      </style:paragraph-properties>
    </style:style>
    <style:style style:name="P14" style:family="paragraph" style:parent-style-name="Standard">
      <style:paragraph-properties fo:margin-left="0in" fo:margin-right="0in" fo:orphans="2" fo:widows="2" fo:text-indent="0in" style:auto-text-indent="false"/>
      <style:text-properties officeooo:rsid="0019a978" officeooo:paragraph-rsid="0019a978"/>
    </style:style>
    <style:style style:name="P15" style:family="paragraph" style:parent-style-name="Text_20_body">
      <style:text-properties officeooo:rsid="001a63e3" officeooo:paragraph-rsid="001a63e3"/>
    </style:style>
    <style:style style:name="T1" style:family="text">
      <style:text-properties fo:font-variant="normal" fo:text-transform="none" fo:color="#0f0f0f" loext:opacity="100%" style:font-name="Roboto" fo:letter-spacing="normal" fo:font-style="normal" fo:font-weight="normal" officeooo:rsid="0019a978"/>
    </style:style>
    <style:style style:name="T2" style:family="text">
      <style:text-properties fo:font-variant="normal" fo:text-transform="none" fo:color="#0f0f0f" loext:opacity="100%" style:font-name="Roboto" fo:letter-spacing="normal" fo:font-style="normal" fo:font-weight="normal" officeooo:rsid="0026b8a9"/>
    </style:style>
    <style:style style:name="T3" style:family="text">
      <style:text-properties fo:font-variant="normal" fo:text-transform="none" fo:color="#0f0f0f" loext:opacity="100%" style:font-name="Roboto" fo:letter-spacing="normal" fo:font-style="normal" fo:font-weight="normal" officeooo:rsid="002a6b74"/>
    </style:style>
    <style:style style:name="T4" style:family="text">
      <style:text-properties officeooo:rsid="001a63e3"/>
    </style:style>
    <style:style style:name="T5" style:family="text">
      <style:text-properties officeooo:rsid="0026b8a9"/>
    </style:style>
    <style:style style:name="T6" style:family="text">
      <style:text-properties officeooo:rsid="002a6b74"/>
    </style:style>
    <style:style style:name="T7" style:family="text">
      <style:text-properties fo:color="#000000" loext:opacity="100%" style:text-outline="false" style:text-line-through-style="none" style:text-line-through-type="none" style:font-name="YouTube Sans" fo:font-style="normal" fo:text-shadow="none" style:text-underline-style="none" fo:font-weight="bold" fo:background-color="transparent" loext:char-shading-value="0" style:font-style-asian="normal" style:font-weight-asian="normal" style:text-emphasize="none" loext:padding="0in" loext:border="none"/>
    </style:style>
    <style:style style:name="T8" style:family="text">
      <style:text-properties fo:color="#000000" loext:opacity="100%" style:text-outline="false" style:text-line-through-style="none" style:text-line-through-type="none" style:font-name="YouTube Sans" fo:font-style="normal" fo:text-shadow="none" style:text-underline-style="none" fo:font-weight="bold" officeooo:rsid="002a6b74" fo:background-color="transparent" loext:char-shading-value="0" style:font-style-asian="normal" style:font-weight-asian="normal" style:text-emphasize="none" loext:padding="0in" loext:border="none"/>
    </style:style>
    <style:style style:name="T9" style:family="text">
      <style:text-properties fo:color="#000000" loext:opacity="100%" style:text-outline="false" style:text-line-through-style="none" style:text-line-through-type="none" style:font-name="YouTube Sans" fo:font-style="normal" fo:text-shadow="none" style:text-underline-style="none" fo:font-weight="bold" style:font-style-asian="normal" style:font-weight-asian="normal" style:text-emphasize="none"/>
    </style:style>
    <style:style style:name="T10" style:family="text">
      <style:text-properties officeooo:rsid="002b8e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ActInf GuestStream </text:span><text:a xlink:type="simple" xlink:href="https://www.youtube.com/hashtag/025" text:style-name="Internet_20_link" text:visited-style-name="Visited_20_Internet_20_Link"><text:span text:style-name="T9">#025</text:span></text:a><text:span text:style-name="T7"> ~ </text:span><text:span text:style-name="T8">Brett P. Andersen,</text:span><text:span text:style-name="T7"> “Autistic-Like Traits, Positive Schizotypy, Predictive Mind”</text:span></text:p>
      <text:p text:style-name="Standard"/>
      <text:p text:style-name="P10"><text:span text:style-name="T3"/></text:p>
      <text:p text:style-name="P10"><text:span text:style-name="T3">D</text:span><text:span text:style-name="T1">iscussion </text:span><text:span text:style-name="T3">with the author of </text:span><text:span text:style-name="T1">the 202</text:span><text:span text:style-name="T3">2</text:span><text:span text:style-name="T1"> paper by </text:span><text:span text:style-name="T3">Brett P. Andersen, </text:span><text:span text:style-name="T1">"Autistic-Like Traits and Positive Schizotypy as Diametric Specializations of the Predictive Mind"</text:span></text:p>
      <text:p text:style-name="P6"><text:span text:style-name="T1"/></text:p>
      <text:p text:style-name="P6"><text:a xlink:type="simple" xlink:href="https://journals.sagepub.com/doi/10.1177/17456916221075252" text:style-name="Internet_20_link" text:visited-style-name="Visited_20_Internet_20_Link"><text:span text:style-name="T1">https://journals.sagepub.com/doi/10.1177/17456916221075252</text:span></text:a></text:p>
      <text:p text:style-name="P6"><text:span text:style-name="T1"/></text:p>
      <text:p text:style-name="P5"/>
      <text:p text:style-name="P5"/>
      <text:p text:style-name="Subtitle">Presented by Active Inference Institute in 2022</text:p>
      <text:p text:style-name="P1"/>
      <text:h text:style-name="Heading_20_1" text:outline-level="1"><text:span text:style-name="T4">Session </text:span>0<text:span text:style-name="T6">25</text:span><text:span text:style-name="T5">.1,</text:span> <text:span text:style-name="T6">August 3</text:span><text:span text:style-name="T4">, 2022</text:span></text:h>
      <text:p text:style-name="P15"><text:a xlink:type="simple" xlink:href="https://www.youtube.com/watch?v=ZYhrtsyzS_w" text:style-name="Internet_20_link" text:visited-style-name="Visited_20_Internet_20_Link">https://www.youtube.com/watch?v=ZYhrtsyzS_w</text:a></text:p>
      <text:p text:style-name="P15"/>
      <text:p text:style-name="P15"/>
      <text:h text:style-name="P7" text:outline-level="2"><text:span text:style-name="T4">SESSION </text:span>SPEAKERS</text:h>
      <text:p text:style-name="P11">Brett P. Andersen, Daniel Friedman</text:p>
      <text:p text:style-name="P3"/>
      <text:p text:style-name="P2"/>
      <text:h text:style-name="Heading_20_2" text:outline-level="2">CONTENTS</text:h>
      <table:table table:name="Table1" table:style-name="Table1">
        <table:table-column table:style-name="Table1.A"/>
        <table:table-column table:style-name="Table1.B"/>
        <table:table-row table:style-name="Table1.1">
          <table:table-cell table:style-name="Table1.A1" office:value-type="string">
            <text:p text:style-name="P12">00:07</text:p>
          </table:table-cell>
          <table:table-cell table:style-name="Table1.A1" office:value-type="string">
            <text:p text:style-name="P13">Autistic Traits and Positive Schizotypy</text:p>
          </table:table-cell>
        </table:table-row>
        <table:table-row table:style-name="Table1.1">
          <table:table-cell table:style-name="Table1.A1" office:value-type="string">
            <text:p text:style-name="P12">00:45</text:p>
          </table:table-cell>
          <table:table-cell table:style-name="Table1.A1" office:value-type="string">
            <text:p text:style-name="P13">The diametric model of autism and psychosis</text:p>
          </table:table-cell>
        </table:table-row>
        <table:table-row table:style-name="Table1.1">
          <table:table-cell table:style-name="Table1.A1" office:value-type="string">
            <text:p text:style-name="P12">03:06</text:p>
          </table:table-cell>
          <table:table-cell table:style-name="Table1.A1" office:value-type="string">
            <text:p text:style-name="P13">The ASD-psychology diametric model</text:p>
          </table:table-cell>
        </table:table-row>
        <table:table-row table:style-name="Table1.1">
          <table:table-cell table:style-name="Table1.A1" office:value-type="string">
            <text:p text:style-name="P12">11:17</text:p>
          </table:table-cell>
          <table:table-cell table:style-name="Table1.A1" office:value-type="string">
            <text:p text:style-name="P13"><text:span text:style-name="T6">S</text:span>usceptibility to the rubber hand illusion and psychosis</text:p>
          </table:table-cell>
        </table:table-row>
        <table:table-row table:style-name="Table1.1">
          <table:table-cell table:style-name="Table1.A1" office:value-type="string">
            <text:p text:style-name="P12">13:12</text:p>
          </table:table-cell>
          <table:table-cell table:style-name="Table1.A1" office:value-type="string">
            <text:p text:style-name="P13">Hypomentalizing and imagination</text:p>
          </table:table-cell>
        </table:table-row>
        <table:table-row table:style-name="Table1.1">
          <table:table-cell table:style-name="Table1.A1" office:value-type="string">
            <text:p text:style-name="P12">15:12</text:p>
          </table:table-cell>
          <table:table-cell table:style-name="Table1.A1" office:value-type="string">
            <text:p text:style-name="P13">Attention styles for people with autism and positive Schizotyping</text:p>
          </table:table-cell>
        </table:table-row>
        <table:table-row table:style-name="Table1.1">
          <table:table-cell table:style-name="Table1.A1" office:value-type="string">
            <text:p text:style-name="P12">19:59</text:p>
          </table:table-cell>
          <table:table-cell table:style-name="Table1.A1" office:value-type="string">
            <text:p text:style-name="P13">Does autism impair systemizing ability?</text:p>
          </table:table-cell>
        </table:table-row>
        <table:table-row table:style-name="Table1.1">
          <table:table-cell table:style-name="Table1.A1" office:value-type="string">
            <text:p text:style-name="P12">22:51</text:p>
          </table:table-cell>
          <table:table-cell table:style-name="Table1.A1" office:value-type="string">
            <text:p text:style-name="P13">Schizotyping and Apophenia</text:p>
          </table:table-cell>
        </table:table-row>
        <table:table-row table:style-name="Table1.1">
          <table:table-cell table:style-name="Table1.A1" office:value-type="string">
            <text:p text:style-name="P12">23:54</text:p>
          </table:table-cell>
          <table:table-cell table:style-name="Table1.A1" office:value-type="string">
            <text:p text:style-name="P13">Autism and the psychology of exploration</text:p>
          </table:table-cell>
        </table:table-row>
        <table:table-row table:style-name="Table1.1">
          <table:table-cell table:style-name="Table1.A1" office:value-type="string">
            <text:p text:style-name="P12">27:44</text:p>
          </table:table-cell>
          <table:table-cell table:style-name="Table1.A1" office:value-type="string">
            <text:p text:style-name="P13">Autism and schizophrenia: their evolutionary implications</text:p>
          </table:table-cell>
        </table:table-row>
        <table:table-row table:style-name="Table1.1">
          <table:table-cell table:style-name="Table1.A1" office:value-type="string">
            <text:p text:style-name="P12">30:14</text:p>
          </table:table-cell>
          <table:table-cell table:style-name="Table1.A1" office:value-type="string">
            <text:p text:style-name="P13">The Big Five and their mechanism</text:p>
          </table:table-cell>
        </table:table-row>
        <table:table-row table:style-name="Table1.1">
          <table:table-cell table:style-name="Table1.A1" office:value-type="string">
            <text:p text:style-name="P12">33:22</text:p>
          </table:table-cell>
          <table:table-cell table:style-name="Table1.A1" office:value-type="string">
            <text:p text:style-name="P13">Autism and psychosis</text:p>
          </table:table-cell>
        </table:table-row>
        <text:soft-page-break/>
        <table:table-row table:style-name="Table1.1">
          <table:table-cell table:style-name="Table1.A1" office:value-type="string">
            <text:p text:style-name="P12">37:04</text:p>
          </table:table-cell>
          <table:table-cell table:style-name="Table1.A1" office:value-type="string">
            <text:p text:style-name="P13">Intergenerational epigenetic effects</text:p>
          </table:table-cell>
        </table:table-row>
        <table:table-row table:style-name="Table1.1">
          <table:table-cell table:style-name="Table1.A1" office:value-type="string">
            <text:p text:style-name="P12">41:47</text:p>
          </table:table-cell>
          <table:table-cell table:style-name="Table1.A1" office:value-type="string">
            <text:p text:style-name="P13">How to be more respectful towards people with autism and schizotypy</text:p>
          </table:table-cell>
        </table:table-row>
        <table:table-row table:style-name="Table1.1">
          <table:table-cell table:style-name="Table1.A1" office:value-type="string">
            <text:p text:style-name="P12">44:43</text:p>
          </table:table-cell>
          <table:table-cell table:style-name="Table1.A1" office:value-type="string">
            <text:p text:style-name="P13">Predictive Processing and Autism</text:p>
          </table:table-cell>
        </table:table-row>
        <table:table-row table:style-name="Table1.1">
          <table:table-cell table:style-name="Table1.A1" office:value-type="string">
            <text:p text:style-name="P12">51:11</text:p>
          </table:table-cell>
          <table:table-cell table:style-name="Table1.A1" office:value-type="string">
            <text:p text:style-name="P13">Bayesian inference and the importance of attention</text:p>
          </table:table-cell>
        </table:table-row>
        <table:table-row table:style-name="Table1.1">
          <table:table-cell table:style-name="Table1.A1" office:value-type="string">
            <text:p text:style-name="P12">57:19</text:p>
          </table:table-cell>
          <table:table-cell table:style-name="Table1.A1" office:value-type="string">
            <text:p text:style-name="P13">How do we train our attention?</text:p>
          </table:table-cell>
        </table:table-row>
      </table:table>
      <text:p text:style-name="Standard"/>
      <text:p text:style-name="P14"/>
      <text:h text:style-name="Heading_20_2" text:outline-level="2">TRANSCRIPT</text:h>
      <text:p text:style-name="P4">00:07 Daniel:</text:p>
      <text:p text:style-name="P4">Hello, everyone. It is August 2022, and it's <text:span text:style-name="T10">Active Inference G</text:span>uest<text:span text:style-name="T10">Stream N</text:span>umber 25.1. We're here with Brett Andersen, and we'll be hearing about autistic-like traits and positive Schizotype II as diametric specializations of the predictive mind. There will be first a presentation followed by a discussion argument. So if you're watching live, feel free to add any comments or questions.</text:p>
      <text:p text:style-name="P4">And Brett, thank you again for joining and on with the presentation.</text:p>
      <text:p text:style-name="P4"/>
      <text:p text:style-name="P4">00:43 Brett:</text:p>
      <text:p text:style-name="P4">All right, thank you, Daniel, for having me. So, yeah, this is a paper that was published easier this month. And so before I get into the paper, I should probably introduce myself just a little bit. So I am an evolutionary psychology PhD student at the University of New Mexico.</text:p>
      <text:p text:style-name="P4">My research mainly has to do with something called the diametric model of autism and psychosis, which I'll talk more about that here in just a minute. So I'm not trained in active inference or predictive processing. I came to this because I was looking for a theory that could explain variation along this autism Schizotypal continuum. And I'll say what that is here in just a minute. And I came across and Croix, Sanders van der Croix and colleagues, 2014, their paper about autism published in Psychological Review.</text:p>
      <text:p text:style-name="P4">And it was through that paper that I sort of came to write this paper because I realized at some point that that was the theory I as looking for, and that the opposite configuration of what they put forward.</text:p>
      <text:p text:style-name="P4">01:44 So they said that autism results from giving an inflexibly high weight to sensory input. And what I realized through reading that paper and reading some other stuff around the topic was that giving an inflexibly low weight to sensory input does a really good job of explaining the other side of that continuum. And so that's what this paper is about. So I'm putting forward an explanation for a continuum of individual differences.</text:p>
      <text:p text:style-name="P4">So just an idea of what I'm going to talk about here. So I'm going to talk about the diametric model of autism and psychosis, what it is, what some of the evidence for it is, how it manifests in nonclinical populations, which is what my research mainly focuses on. And we refer to that as the autism Schizotyping continuum. And then the hypothesis that I put forward in this paper, which has to do with explaining imagination along this continuum due to tradeoffs in precision waiting. Due to precision waiting.</text:p>
      <text:p text:style-name="P4">And then I'll talk about some implications for predictive processing and active inference. Lab the diametric model of autism and psychosis was first put forward by Bernie Crespi and Christopher Babcock in a 2008 BBS paper.</text:p>
      <text:p text:style-name="P4">02:54 And it is very simply, very simply put, just the idea that autism spectrum conditions and psychosis spectrum conditions are cognitive and genetic opposites. Before I get into some of he evidence for it, I want to at least address what I think is the most common objection. I hear it all the time, which is that.</text:p>
      <text:p text:style-name="P4">How can the diametric model be true given that some people who are diagnosed with an autism spectrum condition experience psychosis and vice versa, right? So there's comorbidity between these disorders, how can this diametric model be the case be true? And I have a whole video about that on my YouTube channel. I might put the link in the comments to this YouTube video. But basically the response to this objection is just to point out that DSM categories are extremely heterogeneous.</text:p>
      <text:p text:style-name="P4">So within each DSM category you're going to find multiple etiologies, but that may be totally unrelated to each other in some cases. So for example, you could have somebody diagnosed with an autism spectrum condition that is diagnosed with that mainly because for example, they have like a language condition, they have maybe a language delay and that causes a communication problem and then they get the autism diagnosed.</text:p>
      <text:p text:style-name="P4"><text:soft-page-break/>04:11 And it's not supposed to happen that way, but it definitely does happen that way. And so that would be different from somebody who has a more classical presentation with restricted and repetitive behaviors and so on. And so that person their biology may have nothing whatsoever to do with the diametric model.</text:p>
      <text:p text:style-name="P4">So basically, given the heterogeneity of here conditions, we don't expect to have any precise theory that's going to explain every case of the condition and that includes the diametric model. So what is some of the evidence for the diametric model? Other think the best evidence for it is just to point out all of the diametric related characteristics on either side of this what's meant to be a continuum. So with autism spectrum conditions there's evidence that paternally express genes promote autism. So we get two copies of every gene.</text:p>
      <text:p text:style-name="P4">We get one from our mom and one from our dad. There are a subset of genes that are called imprinted genes and with those genes you only express one of those copies. So you might express a copy only from your dad.</text:p>
      <text:p text:style-name="P4">05:12 That's a paternally expressed gene. Paternally expressed genes when they're expressed tend to promote autism and autism spectrum conditions.</text:p>
      <text:p text:style-name="P4">We see overgrowth in autism, especially in infancy hypermentalizing which is reduced attribution of mental states to other people, reduced imagination hyper systemizing, relative right hemisphere dysfunction, increased cancer rates which is related to he genomic imprinting issue. And we also see a sex difference where men tend to be higher in autistic like traits and they tend to be diagnosed with autism more often. And on the psychosis side of things, we see a lot of opposite characteristics. So we see evidence that maternally expressed genes promote psychosis spectrum conditions. We see undergrowth, especially in infancy, hypermentalizing, which is increased attribution of mental states to other people, often that manifest as paranoia, increased imagination apophenia, which is predisposition to false positives relative left hemisphere dysfunction, reduced cancer rates, at least with schizophrenia.</text:p>
      <text:p text:style-name="P4">And we also see a sex difference with positive schizotype.</text:p>
      <text:p text:style-name="P4">06:13 So women tend to be higher in positive schizotype, we're talking about a psychosis. So men tend to be so he type of psychosis that men end to present with tends to be more often degenerative schizophrenia, whereas women tend to present more with acute psychosis which seems to have more of a relation to the diametric model. Now, what this paper is focused on is how the diametric model manifests in non clinical populations. So we talk about autistic feature on one end of this continuum and positive schizotypal on the other.</text:p>
      <text:p text:style-name="P4">And so the hypothesis put forward in this paper is not primarily about dysfunction. It's not primarily about explaining mental disorders or mental conditions. It's about explaining a continuum of individual differences that we all fall somewhere along. And so this is referred to as the autism schizophrenia continuum. On the autistic side, on the side associated with autistic might traits, we see hypomentalizing, reduced imagination, increased systemizing.</text:p>
      <text:p text:style-name="P4">07:13 They tend to be relatively poor at noisy pattern detection, although they're very good at pattern detection when there's not a lot of noise in the system. We see this narrow focused attention style and people high in autistic like traits are overrepresented among engineers and other technical professions. On the positive schizophy side, we see hypermentalizing, increased imagination, reduced systemizing apophenia and this more broad distractible attention style and they tend to be overrepresented among artists and other creative professions. He hypothesis that I put forward to try to explain variation along this continuum I refer to it as the precision weighting of sensory input hypothesis. As I'm sure everybody listening to this knows precision waiting underlies the allocation of attention.</text:p>
      <text:p text:style-name="P4">So you can adjust the precision that you're giving to sensory input in order to account for noise in the input and and across and colleagues in their 2014 paper published in Psychological Review, this was not the only so there was a few papers published around this time that were sort of talking about this idea.</text:p>
      <text:p text:style-name="P4">08:18 Theirs was the first to really put it forward in full detail. So they argued that autism spectrum disorders are caused by giving an inflexibly high weight to sensory prediction errors. And my paper simply extends this hypothesis. I'm arguing that there is a continuum of individual differences characterized by people who give a relatively high weight to sensory input on one side that's associated with autism and autistic electrodes and people who give a relatively low weight to sensory input on the other side which is associated with positive schizotyping.</text:p>
      <text:p text:style-name="P4">And these differences are going to be associated with sort of leaning towards overfitting sensory input, which is what happens in autism and leaning towards underfitting sensory input. And that overfitting can explain some of the features of positive schizotyping. And so just to give a visual demonstration of this his is a very simplified visual demonstration. But the dots here are sensory input and the line is the model. So if <text:soft-page-break/>you're overfitting, if you're leaning towards giving a high weight to sensory input you're going to end up fitting your model too precisely to the data.</text:p>
      <text:p text:style-name="P4">09:23 And that means that you're going to incorporate. So a lot of that variation in he model is noise. You're going to end up incorporating noise into your model. The opposite problem that you can have is instead of giving too much weight to the sensory input, you're giving too much weight to your hypothesis about the input. So you're kind of imposing your hypothesis onto the model, you're imposing your prediction onto the input.</text:p>
      <text:p text:style-name="P4">So in this example, on the right hand side of the screen, the top down prediction is that the data is linear and if you give too much weight to that prediction, you can end up imposing a linear model onto the data. And something like this, I will argue, is going on in positive schizotyping. And then there is some optimal balance that you're going to find that is going to give you the best change of finding the pattern underlying the data. Important that balance is never the same or it's not stable. So it depends on how much noise is in the data, it depends on how much you want to generalize from the data.</text:p>
      <text:p text:style-name="P4">And so there is no single optimal solution, right?</text:p>
      <text:p text:style-name="P4">10:25 There are always trade offers associated with this. And so these are the differences that I'm going to argue that I can explain with this hypothesis. So differences along the autism schizotype continuum, these include bottom up versus top down influences on perception and cognition, hypomentalizing versus hyper, mentalizing reduced imagination versus increased imagination. And everything on the left here is associated with the autistic like traits and then narrow detailed attention versus broad distractible attention apophenia, which is associated with positive schizotype systemizing, which is associated with autism and autistic decades and then differences in the propensity for exploration.</text:p>
      <text:p text:style-name="P4">So we're going to go through all of these and show how this hypothesis may be able to account for them. So with bottomup versus topdown influences on perception, kresby and Dinsdale in a 2019 paper reviewed evidence for diametric susceptibility to the rubber hand illusion.</text:p>
      <text:p text:style-name="P4">11:31 So most people probably know what the rubber hand illusion is. Got a little visual thing on the right hand side that shows what it is. So with the rubber hand illusion, you have your real hand hidden by a screen or something and a rubber hand is placed in front of you where you think the real hand is going to go.</text:p>
      <text:p text:style-name="P4">And the experimental will take a feather or something and they will stroke your real hand at the same time as they stroke the rubber hand. And that will produce the illusion that the rubber hand belongs to you and often comes at the end of the experiment. They'll take a hammer and slam it down on the rubber hand and you'll jump and all that. So you really do sort of think that the hand is yours. What Fresno and Dinsdale reviewed evidence for is that for you to that.</text:p>
      <text:p text:style-name="P4">So Yokob Howie, I think that's how you say that's his name Jacob Howie in his book suggested that the illusion works because of the top down prior belief that systematically related properties, in this case seeing a hand being stroked and feeling your own hand being stroked at the same time are very likely to be actually related. And so what that means is that susceptibility to the illusion should be facilitated by giving more weight to your top down prior.</text:p>
      <text:p text:style-name="P4">12:39 So a relative overweighting of topdown prior should facilitate susceptibility to the illusion and decreased Susceptibility should be facilitated by giving more weight to bottomup sensor input. And so in that case, we would expect for autism and autistic like traits to be associated with reduced Susceptibility and positive Schizotype and psychosis to be associated with more Susceptibility. And that is what Crespi and Dinsdale find.</text:p>
      <text:p text:style-name="P4">So they find that autism is associated with reduced Susceptibility and vice versa for positive Schizotype and predisposition to psychosis. So, moving on to mentalizing. So within the predictive processing framework, mentalizing or theory of mind is thought to result from the use of relatively abstract or high level predictions prior to predict other people's behavior. And so again, sort of the same principle as the last time. If that's he case, we would expect an overweighting of bottom of input relative to relative to prior should result in hypomentalizing or reduced attribution of mental states to other people and an overweighting of priors should result in the opposite of hypermentalizing or giving an increased attribution of mental states to the people.</text:p>
      <text:p text:style-name="P4">13:50 And of course that is what we find associated with the autism Schizotyping continuum. This was one of the things that Van Deko's and colleagues talked about in their 2014 paper. But the opposite, positive Schizotyping does result in the opposite finding.</text:p>
      <text:p text:style-name="P4">So next up is imagination. Andy Clark, in a paper he argued that we go into our imagination when we sufficiently turn down the weight that we're giving to proprioceptive sensory input. And so when we do that, <text:soft-page-break/>we are now dealing with our top down predictions sort of offline unmored from the sensory input. What this should mean is that if you're giving an inflexibly high might to sensory input, that should make it more difficult to turn down that weight enough to go into your imagination. If you're giving an inflexibly low weight to sensory input, this should mean that you will find it easier to go into your imagination.</text:p>
      <text:p text:style-name="P4">And that is we do find this difference along the autism Schizotype continuum. So people high in autistic like traits, they have imaginative deficits often and people high in positive Schizotype II, they do better on tasks that at least purportedly measure imagination, like divergent thinking tasks.</text:p>
      <text:p text:style-name="P4">15:03 There's evidence that they spend more time, daydreaming and mind wandering. And of course they're also overrepresented among artists and creative professions. So, moving on to attention.</text:p>
      <text:p text:style-name="P4">So Abu Akul and colleagues in a couple papers in 2017 and 2018 demonstrate diametric attention styles for people high in positive Schizotyping. People high in autistic like traits. What they showed, especially in the 2018 paper, people high in autistic like traits do better on a task where they had to ignore salient distractors, right? So the task was essentially they had to focus on something on the screen and they had to ignore saline distractors that would pop up in the periphery and that facilitated them doing better on the task. On the other hand, people high in positive Schizotypal did better on a task that was facilitated by the opposite, by being distracted by the things in the periphery.</text:p>
      <text:p text:style-name="P4">So we see this sort of focused attention style with autism, and we see this more diffuse distractible attention style with positive Schizotypal.</text:p>
      <text:p text:style-name="P4">16:08 There is other evidence for this, and I reviewed that in the paper, if you want to look at that. So the question is, how can the PSI hypothesis account for this? I think this one, even though it should, you might think it's the most straightforward one because precision waiting is about attention, and this is attention. It's actually, I think, the least straightforward one.</text:p>
      <text:p text:style-name="P4">And the reason why is because it does seem somewhat intuitive, that if you're being bombarded, sort of by highly precise sensory prediction areas, which is what we argue happens in autism, you might think that would make you more distracted, and vice versa for positive schizotyping, since they're only paying attention to relatively large prediction errors that might make them less distractible. That isn't the case, but it will take a little bit of unpacking to explain why. And I'm going to use an analogy here. We're going to use what I'm calling the fire department analogy. So you can imagine that you have two fire departments.</text:p>
      <text:p text:style-name="P4">We'll just call them Fire Department A and Fire Department B. And there are three kinds of fires that you could have.</text:p>
      <text:p text:style-name="P4">17:11 So you could have small fires, medium fires, and large fires. And these departments receive calls about the fires, but they are not told how big the fires are, right? They get a call.</text:p>
      <text:p text:style-name="P4">They're told that there's a fire at this location, but they're not told whether it's a small, medium or large fire. They're just told that there's a fire. Department A has a policy where they receive calls about all kinds of fires, right? So they receive calls about small, medium and large fires. And Department B has a policy where they only receive calls about large fires, right?</text:p>
      <text:p text:style-name="P4">So they don't take calls about small and medium fires. I'm arguing that this is basically equivalent within this analogy to giving a high weight to sensory input for Department A, which they take calls about all fires. And as and Cory's and colleagues pointed out in their 2014 paper, when you're giving a high weight to sensory input, you're treating all of these sensory prediction errors as if they're all important. The problem with that, of course, is that not all sensory prediction errors are actually important. Department B, who only receives calls about large fires, this is equivalent to giving a low weight to sensory input.</text:p>
      <text:p text:style-name="P4">18:16 So which strategy works better? That depends on the context. So if there are more fires than you can put out at a given time, if the whole city catches fire at once, department B works better because in that case, you actually don't want to pay attention to the small fires, but you only want to pay attention to he large fires. You want to ignore the details if there's not that many fires at a time, you don't want to ignore small fires, but you want to pay attention to the small fires. So Department A works better in that context.</text:p>
      <text:p text:style-name="P4">So now imagine that these two departments are in the midst of putting out a particularly large and important fire. They receive a call about a new fire. And the question here is what should they do in relation to this call? Department A should maintain focus on the current fire. That's because when they receive a call, they don't know whether it's small, medium or large, and it's more likely to be small or medium.</text:p>
      <text:p text:style-name="P4">So they should ignore the call, maintain focus on their current task. Department B should be more willing to allocate resources to the new fire. They know that it's a large fire because they only receive calls about large fires.</text:p>
      <text:p text:style-name="P4">19:19 So they should be more willing to redirect their attentional resources. This is my argument for why we see this attentional difference along the autism schizotype continuum.</text:p>
      <text:p text:style-name="P4"><text:soft-page-break/>People high in autistic like traits have learned that the peripheral prediction errors are very likely to be important and that they should focus in on the task at hand. That learning probably happens unconsciously. People high in positive schizotypal have learned the opposite, right? If they receive a prediction error on the periphery, they have learned to assume that it's important because they only pay attention to important prediction errors.</text:p>
      <text:p text:style-name="P4">This analogy is what I'm using to explain his attentional difference along the autism schizotype of continuum. So, moving on to systemizing. So people high in autistic feature and people with an autism spectrum condition are often very skilled at learning about rates based systems. So this will be something like a computer programming language. Most of mathematics falls under this category.</text:p>
      <text:p text:style-name="P4">They tend to be very good at these things. And if you remember overfitting results from incorporating noise into your predictive model.</text:p>
      <text:p text:style-name="P4">20:27 The thing about a rules bayes system is that there is no noise in that system. If it's truly rules based, then when you put in a certain input, you get the same output every time. It can be an extremely complex, these can be extremely complex rules like there are with computer programming languages, but they're extremely precise.</text:p>
      <text:p text:style-name="P4">And so that highly precise cognitive perceptual style that comes with giving a high weight to sensory input is going to facilitate he systemizing ability with autism and autistic might traits. So for a visual demonstration of this, you can have this complex pattern and there's no noise in the pattern, right? It might be highly complex, but there's no noise. If you're giving a high weight to sensory input, you can fit your model as precisely as you want to this pattern and you're not going to run into the problem of overfitting because there is no noise to be incorporate in the model. People high in positive schizotyping on the other hand, may attempt to impose a simplifying assumption onto the model, right?</text:p>
      <text:p text:style-name="P4">They may attempt to impose simplifying assumptions onto this complex but non noisy input and that will lead them to not be as good at systemising.</text:p>
      <text:p text:style-name="P4">21:35 That is what we find. So, looking at noisy patterns now, so people with autism spectrum conditions are relatively poor at picking up on noisy patterns. I was not able to get to this in the paper because I didn't have room, but it is something that I would have included if I had room. We review the evidence for this in an coming paper with myself, John Raviki and Mark Miller.</text:p>
      <text:p text:style-name="P4">So if you're giving a high weight to sensory input, it's going to make it more difficult to pick up on patterns that are embedded in noise. And there's no evidence that people high in positive schizotype have issues with noisy patterns. So Apophenia is a different thing. I'll talk about he next, but there is evidence for this with autistic electrodes and ASD and we can understand why that's the case for the same reason. So if you have this noisy data and you're trying to fit your model very precisely to that noisy data, you are not going to pick up on the underlying pattern, you're going to miss out on the underlying pattern, you're going to overfit your model to this data.</text:p>
      <text:p text:style-name="P4">22:36 So people high in positive schizotype, you really ought to be better at picking up on these kinds of noisy patterns because they're not going to miss out on the big picture by paying too much attention to the details is essentially what would happen there.</text:p>
      <text:p text:style-name="P4">So Apophenia is the next one. So Apophenia is when you receive patterns and pure noise. This is thought to be a core feature of positive schizotype. So for example, people high in positive schizotype are more likely to hear messages if you listen to audio that is pure noise, they're more likely to say that they heard a voice in the noise or something like that. And giving a low weight to sensory input means that they will often impose their top down assumptions onto pure noise.</text:p>
      <text:p text:style-name="P4">There's no evidence that people high in autistic like traits have issues with Apophenia. And so again, this is just a visual demonstration of this with autistic like traits. When they're presented with pure noise, again, they're not going to see any pattern in that they're just going to see randomness people high in positive schizotyping.</text:p>
      <text:p text:style-name="P4">23:39 They may attempt to impose a pattern onto this data because they're giving more weight to the top down to the top down assumption and less weight to the bottom of input.</text:p>
      <text:p text:style-name="P4">So I think this is the last one I might finish a little early. Exploration. Exploration. So we do see evidence. Okay, so deciding whether to exploit current opportunities or search for new ones through exploration is a fundamental tradeoff that faces all organisms.</text:p>
      <text:p text:style-name="P4">And there is evidence that people high in positive schizotypal are more exploratory than people high in autistic like traits. So for example, they are higher in the personality traits of openness and extraversion. Colin de Young and some of his colleagues have argued that those two traits form a higher order trait <text:soft-page-break/>called plasticity. And de Young has argued that that plasticity represents the general tendency towards exploration. So that's some evidence for differences in exploratory tendency.</text:p>
      <text:p text:style-name="P4">We also see differences in sensation seeking associated with this.</text:p>
      <text:p text:style-name="P4">24:42 So sensation seeking has also been argued to be an indicator of exploratory tendency. So Kirstein and colleagues in a 2019 paper said this. They said that a large but resolvable error signal informs the agent that the environment offers the opportunity offers the opportunity to resolve uncertainty. That opportunity to resolve uncertainty makes exploration an attractive option.</text:p>
      <text:p text:style-name="P4">The issue is so if you're giving an inflexibly high weight to sensory input what that means is that you're not seeing large differences between the prediction errors that you're receiving. Giving a low weight to sensory input means that people high in positive schizotyping only tend to pay attention to large prediction errors. And these large prediction errors are more likely to incentivize exploration. They represent a greater potential information gain. Information gain.</text:p>
      <text:p text:style-name="P4">And so people high in autistic like traits we see that autism is associated with restricted and repetitive behaviors and relatively narrow interests and that's a reflection of this reduced exploration.</text:p>
      <text:p text:style-name="P4">25:55 Yeah. So like I said before, giving a high might to sensory input means that most prediction errors are going to be treated as relatively equal and in importance. And as an der Kroys and colleagues pointed out in the 2014 paper if each prediction error is as important as the next it is more difficult to estimate where predictive process can be made and therefore exploration is not as enticing. This comes with a benefit, however, because the decreased exploration that's associated with autistic decades is also why they tend to be more competent specialists. They tend to specialize in one highly particular domain and sort of drill deep into one thing.</text:p>
      <text:p text:style-name="P4">Instead of spreading out their options over many things they are less likely to be distracted by emergent opportunities.</text:p>
      <text:p text:style-name="P4">So what are some of the implications of this hypothesis? So, like I said, van de across and colleagues their 2014 theory about autism should not be seen as being just a theory about autism, but rather as a basis for a theory about individual differences in general.</text:p>
      <text:p text:style-name="P4">27:00 Because in addition to people who give an inflexibly high weight to sensory input, I've argued here that there are people who also give an inflexibly low weight to sensory prediction errors and those are people high in positive schizotyping. And this just as a reminder, this should not be thought of in terms of dysfunction. It is a continuum of individual differences that we all fall somewhere along, right?</text:p>
      <text:p text:style-name="P4">So this is just a continuum that will occur in non clinical populations as well. And this paper was an initial attempt to sketch the evidence and implications of this idea. There is still room for an empirical research program to test and extend this idea and that's what I'm going to do with he rest of my PhD most likely and theoretical work on its implications. So I am an evolutionary psychologist, so I should talk a little bit about some evolutionary implications. The autism schizophrenia continuum is a highly heritable source of individual differences.</text:p>
      <text:p text:style-name="P4">We know that autism and schizophrenia for example, have a heritability of about zero eight.</text:p>
      <text:p text:style-name="P4">28:02 So they're very heritable. This means that they're going to be highly responsive to selection pressures. And if this hypothesis that put forward here is correct, my contention is that this continuum is very likely equivalent or at least analogous to specialist generalist continuums elsewhere in biology. And that is because the precise perceptual style and autism is going to facilitate mentalizing for highly particular domains.</text:p>
      <text:p text:style-name="P4">We do see this with autism. They tend to have relatively narrow interests, but that allows them to become very specialized in some particular domain. The imprecise perceptual style with positive schizotype is going to facilitate picking up on these more noisy patterns. And noisy patterns tend to be more generalizable. They tend to generalize across context a little bit better.</text:p>
      <text:p text:style-name="P4">So there are models from theoretical biology that have been used to understand how especially generalist continuums like this can evolve. And basically if I was going to extract a general principle from these models, what they tend to argue is that if you have periods of relative stability punctuated occasionally by periods of upheaval, so if you have fluctuating selection pressures, this can maintain a heritable continuum of individual individual differences like this one.</text:p>
      <text:p text:style-name="P4">29:22 And there is evidence that this was the environment that characterized human beings before the advent of agriculture. So before the advent of agriculture, there was a lot more fluctuations in the climate, things were changing a lot more often. So we could see the evolution of a continuum of individual differences or at least the maintenance of a continuum like this one.</text:p>
      <text:p text:style-name="P4"><text:soft-page-break/>So that is the end. And thank you to Daniel. Thank you to the Active Inference Institute for letting me share my work and that is it.</text:p>
      <text:p text:style-name="P4"/>
      <text:p text:style-name="P4">29:54 Daniel:</text:p>
      <text:p text:style-name="P4">Thanks a lot. You can unsure and we'll talk a little bit more about this in our support.</text:p>
      <text:p text:style-name="P4">All right, well, to those who are watching along live. Please feel free to add any questions in and if they're relevant, we'll go with them. Well, a lot there and I wrote down a bunch of questions. So enter the made at just one point here we have two axes about the extent of the two traits that you're focusing on and the diametric model in my understanding summarizes a manifold and says that there is correlation across these two trait dimensions. So I wondered what is that state space?</text:p>
      <text:p text:style-name="P4">Are these, like, the big two? Or what exactly else might be in this broader space of choice?</text:p>
      <text:p text:style-name="P4"/>
      <text:p text:style-name="P4">31:00 Brett:</text:p>
      <text:p text:style-name="P4">Yeah, it's a really good question. And the thing is if we're looking at something like the Big Five, right? So this is how we normally think about individual differences.</text:p>
      <text:p text:style-name="P4">We think about them in terms of the Big Five. As a psychologist, the thing about the Big Five is that my argument would be that it doesn't carve nature at its joints, right. It's his every top down way of understanding individual differences and it's completely neutral about mechanism. With this, with the autism schizotyping continuum, we're coming at things from the opposite direction, right? So it's a bottomup way of thinking about individual differences.</text:p>
      <text:p text:style-name="P4">And at least if this hypothesis is correct, we have a mechanism. If this does explain the things I think it explains in it, we have a mechanism to explain it. Now clearly, if it is just precision waiting, given the importance of precision waiting within the predictive processing framework, we would expect this to be a pretty important source of individual differences. However, there are clearly many other sources of individual differences that are going to interact with this in unpredictable ways.</text:p>
      <text:p text:style-name="P4">32:06 So for example, you're going to have things that are mediated, for example, by blood testosterone levels, right?</text:p>
      <text:p text:style-name="P4">There are clearly individual differences mediated by testosterone levels. I don't think this has much to do with that. So how does that interact with this? Differences in something like Agreeableness, which I don't think has much to do with this, how do these things interact? It's a big question.</text:p>
      <text:p text:style-name="P4">My advisor and I are working on a scale to measure this stuff so that we can start unpacking some of those interactions and trying to figure some of that out. But I could say that we're just at he very beginning of that process. So sort of conclude on your question. We don't really know. I think that this is a large source of individual differences.</text:p>
      <text:p text:style-name="P4">But in terms of how much of the variation in something like the Big Five trait of openness, for example, clearly this has something to do with variation and openness. How much does it account for?</text:p>
      <text:p text:style-name="P4">33:09 We also know that intelligence accounts for some of he variation. How much does intelligence account for compared to this? These are all open questions that we still haven't answered yet.</text:p>
      <text:p text:style-name="P4"/>
      <text:p text:style-name="P4">33:19 Daniel:</text:p>
      <text:p text:style-name="P4">Awesome. Thank you. When I was seeing the side by side traits, I was really struck by the mention of cancer and I am not an expert. However, these conditions in their clinical forms and potentially in their subclinical variances are associated with other organ systems like digestive system and skin and immunity and so on. So I was just curious about what was the cancer empirical finding and how did this related to multi tissue, multi system effects and maybe even embodied cognition?</text:p>
      <text:p text:style-name="P4"/>
      <text:p text:style-name="P4">34:01 Brett:</text:p>
      <text:p text:style-name="P4">Yeah, so it is he case that autism conditions are associated with an increased cancer rate. With psychosis, the evidence is a little bit more mixed. So it is at least at the time that Kresby and Babcock wrote their paper, there was good evidence that schizophrenia is associated with reduced cancer rates. I've looked at some of the evidence more recently with schizophrenia. I think that finding is still solid with bipolar disorder, which is another psychosispectrum condition, the findings are definitely more mixed either way.</text:p>
      <text:p text:style-name="P4">The fact that schizophrenia is associated with reduced cancer is a very strange finding. And the reason, main reason why is because schizophrenia is pretty much associated with everything negative you can think of. I mean, the fact that it's associated with reduced cancer rates is strange just in light of that fact. Athena Actions wrote a book about cancer in 2018. I wish I could remember the name of that book.</text:p>
      <text:p text:style-name="P4"><text:soft-page-break/>But in that book she talked about so she didn't talk about it in terms of autism and psychosis, but she talked about it in terms of imprinted genes.</text:p>
      <text:p text:style-name="P4">35:06 So I said that autism is associated with paternally expressed genes and psychosis is associated with maternally expressed genes. So with imprinted genes, what happens is that the genes that come from your dad, they promote your dad's genetic interests. Now, the thing about human beings is that we do not have complete paternity certainty, meaning that it's not always you don't always know if you're a man. You don't always know that the kids are yours, right?</text:p>
      <text:p text:style-name="P4">As a mother, you know that all the kids are yours and you don't always know as a man, they're going to have kids with the same woman. So the paternally expressed genes have an interest in promoting growth. They have an interest in taking as much of the mother's resources as they can. And that is what they do. And because they promote growth, if they're hyper expressed, they will also end up promoting cancer.</text:p>
      <text:p text:style-name="P4">Because cancer is something that results from too much of the hormones that promote growth.</text:p>
      <text:p text:style-name="P4">36:08 It can result from that. On the other side with psychosis because it's associated with maternally expressed genes. So as I said, it's associated with undergrowth and infancy. It's also associated with reduced suckling.</text:p>
      <text:p text:style-name="P4">So kids who grow up to have schizophrenia, they don't suckle as much, they don't take as much of their mother's milk. There's evidence that they also just tend to be more calm as children. And the idea of the theory here is that this is because they are promoting their mother's interests, right? They're expressing their mother's genes more and that promotes the things that are interest, that are in the interest of the mother's genetic interests. So that would be reduced growth, reduce suckling, being an easier baby, baby to take care of and so on.</text:p>
      <text:p text:style-name="P4">So I think that's the most prominent explanation for why we see this cancer difference. That answers our question.</text:p>
      <text:p text:style-name="P4"/>
      <text:p text:style-name="P4">37:02 Daniel:</text:p>
      <text:p text:style-name="P4">Very interesting. And staying with that topic of intergenerational imprinting, that part was interesting to me as an insect biologist, because parental imprinting is often used to be exploring differences in schizotype across nest mates within a colony. So is this a key domain of imprinting?</text:p>
      <text:p text:style-name="P4">Are imprinting effects widespread outside of this diametric model? And what does this imprinting mechanism tell us about intergenerational epigenetic effects more broadly?</text:p>
      <text:p text:style-name="P4"/>
      <text:p text:style-name="P4">37:47 Brett:</text:p>
      <text:p text:style-name="P4">Yeah. So in terms of the effect of imprinting, I'm confident that imprinting plays a role in variation in his continuum. But how much of a role?</text:p>
      <text:p text:style-name="P4">I think is very much up in the air. I don't think that we have a good idea of how many genes are actually imprinted. He number of genes that are said to be imprinted is about 200. Both my advisor and I have expressed our doubts about this. We think that it's probably more widespread than that and there are difficulties in picking up on something.</text:p>
      <text:p text:style-name="P4">So you could have partial imprinting, for example, that it would be more difficult to pick up on this. I think it's pretty important. Christopher Badcock, who was one of the authors on the first paper, he's written a couple of books about this. He's made he case that it's very important. I published a paper a couple of years ago showing that people high in positive schizotyping, they tend to migrate more often.</text:p>
      <text:p text:style-name="P4">38:50 What we actually showed is that they have more intentions to migrate. We've argued that that would lead to more migration, but they at least say that they are more likely to or they want to move to other locations more. Now, what you see in the animal literature is that dispersal is often a mechanism to reduce competition among family members. Essentially, you don't want to be competing with all of your siblings. Maybe that has something to do with it here.</text:p>
      <text:p text:style-name="P4">It's a little different with humans because we're so cooperative. But if we were being consistent with the animal literature, that would be consistent with the animal literature on that kind of stuff. Yeah, there's some very strange findings associated with this too, I feel like are very controversial, but I'll mention them anyways. So there as a book written here as a paper, and I'm putting forward this stuff as very speculative, so I want to be clear about that. These are speculative things, but there's a paper written a couple of years ago about imprinting making the case that paternally expressed genes in humans will be associated with more warlike behaviors.</text:p>
      <text:p text:style-name="P4">39:57 And this is because humans are thought to what's the word? Be more patrolocal. So it is the women who tend to disperse more often, which means that the people who are in your group are more likely to be <text:soft-page-break/>your male relatives. And they make an argument that that will lead to an increased grouplike behavior in all this. Now, a couple of findings that are associated with that, which are strange at least, and that they might be associated with that.</text:p>
      <text:p text:style-name="P4">Here was a book published a couple of years ago called The Engineers of Jihad. And what they pointed out in that book is that people in engineering and technical professions are massively overrepresented among radical Islamists and they're massively over represented among radical right wingers. It's a little surprising to me, but the data is very clear on that. And I can't think of more war like ideologies than those two. You know, if we're going to be consistent with with that that theory.</text:p>
      <text:p text:style-name="P4">40:58 Now, again, I regard that as speculative, but it's an interesting finding nonetheless. We also see that people in the humanities who tend to be higher in positive schizotype, so they are the sort of artsy types they tend to be. People in the humanities are definitely more left wing than other people and that's associated with ideologies that are sort of against war more often. So it's kind of an interesting finding. I would like to explore it more, but I don't know.</text:p>
      <text:p text:style-name="P4">I would say it's definitely speculative, but there's a lot of interesting implications of this that, again, have yet to be explored.</text:p>
      <text:p text:style-name="P4"/>
      <text:p text:style-name="P4">41:34 Daniel:</text:p>
      <text:p text:style-name="P4">It's one of those experiments where you want a small sample size, pretty rare for biology, few more areas. I think that would be awesome to explore. So, mixing it up a little bit, how does what you're sharing and learning help us think about how to be respectful in our facilitate and communication in neurodiverse settings?</text:p>
      <text:p text:style-name="P4"/>
      <text:p text:style-name="P4">42:03 Brett:</text:p>
      <text:p text:style-name="P4">Yeah.</text:p>
      <text:p text:style-name="P4">So I think it's important to recognize that there are strengths and weaknesses associated with these sides of the continuum.</text:p>
      <text:p text:style-name="P4">I think that we often we often tend to think that people who think very differently than us and it's easy to sort of tell if somebody has a very different thinking style than you. I think that it's very easy to sort of think that that other thinking style is less useful in whatever way. I think it's important to understand that really the implication of this is that here all good, and of course there's an IQ thing as well that plays into this, but we're all going to be relatively better or worse at picking up on different kinds of patterns. So people on he autistic side, they're very good at picking up on these precise patterns right. That are associated with engineering, computer programming, physics and mathematics, and the more noisy patterns and he more not only noisy patterns, but what's the word?</text:p>
      <text:p text:style-name="P4">43:10 Unstructured problems. So unstructured problems that require these sort of so there is evidence that people high in positive schizotyping are better at solving insect problems for example, like the nine dot problem if anybody's familiar with that. And so that's an important difference. And, yeah, I think that understanding this can help people to be a little more empathetic towards people who think differently.</text:p>
      <text:p text:style-name="P4"/>
      <text:p text:style-name="P4">43:34 Daniel:</text:p>
      <text:p text:style-name="P4">Than them and also seeing, like, cognitive diversity amongst the nest mates in the context of the decision that the colony has to make can be harnessed.</text:p>
      <text:p text:style-name="P4">And so that's very useful and definitely there's along supply chain and last mile to respecting people in different specific context. But definitely this helps link up a lot of the general themes like you mentioned. Explore, exploit, generalist specialist. These are broader trends in biology and in statistics and machine learning and then the dance and the art and he science potentially is about bringing to hear these empirically informed and analytically derived in some populations frameworks and then getting with the situatedness of someone in their own n equals one trajectory to really like make it work in that one situation.</text:p>
      <text:p text:style-name="P4"/>
      <text:p text:style-name="P4">44:39 Brett:</text:p>
      <text:p text:style-name="P4">Yeah his okay.</text:p>
      <text:p text:style-name="P4"/>
      <text:p text:style-name="P4">44:43 Daniel:</text:p>
      <text:p text:style-name="P4">There'S a sequence of questions I have on attention. But first, in the very beginning you mentioned finding active imprinted and predictive processing framework and kind of latching onto that and using that to <text:soft-page-break/>continue building your research direction. So what was it from a framework feature perspective that you felt was going to be providing a better explanation or prediction? Just how do you sense make amidst all of these decades and decades of Bayesian brain predictive processing and coding, active inference, all these different threads in cognitive sciences and neuroscience, what makes you go the way that you're going with your PhD?</text:p>
      <text:p text:style-name="P4"/>
      <text:p text:style-name="P4">45:36 Brett:</text:p>
      <text:p text:style-name="P4">Yeah, I mean well, I think I've read almost every theory of autism that there is like in terms of cognitive theories, obscure dissertations and all this stuff.</text:p>
      <text:p text:style-name="P4">The reason I came to this predictive processing understanding is just because it's the one that explains of course, I was coming at this from the perspective of the diametric model, right, and this is the only thing that I found that adequately to my mind explains both sides of this continuum. Other theories of autism, maybe they work for explaining some features of autism, but I needed something that worked for both, right? And this was what worked for both. And so when I realized that and actually I sort of had that revelation while I was reading Andy Clark's book really Surfing Uncertainty. When I realized that, I realized that I should learn more about this framework.</text:p>
      <text:p text:style-name="P4">And so I sort of started consuming literature and predictive processing very massively.</text:p>
      <text:p text:style-name="P4">46:38 And at this point, I think it's so another project I would like to work on is interesting. Some of the insights from evolutionary psychology with predictive processing. I think that's an intergenerational that could be really interesting. Yeah, that was basically it.</text:p>
      <text:p text:style-name="P4">It's just that that explanation, the an de across and colleagues in their 2014 paper, you know, the explanation they put forward for autism not only explained autism, but the opposite explained the other side for me. So that's kind of why I sort of latched on to this framework.</text:p>
      <text:p text:style-name="P4"/>
      <text:p text:style-name="P4">47:10 Daniel:</text:p>
      <text:p text:style-name="P4">And do you think following in that, that there are unique explanations or unique experimental designs that would help us reduce our uncertainty about some of these contending theories?</text:p>
      <text:p text:style-name="P4"/>
      <text:p text:style-name="P4">47:24 Brett:</text:p>
      <text:p text:style-name="P4">Yeah, I mean, for the predictive processing theory, we need more experiments on attention because this is the most I think this is sort of the most straight, straightforward, but it's he most obvious implication. Right.</text:p>
      <text:p text:style-name="P4">If these are really differences in precision waiting, we should be able to precisely look at differences in attention along this continuum. And it's not always clear. I've read quite a bit of the experimental work on autism in relation to this. There's been a lot of it. It's not always clear what the predictions actually are.</text:p>
      <text:p text:style-name="P4">Sometimes the predictions are not straightforward.</text:p>
      <text:p text:style-name="P4">This certainly from a retroactive perspective, I think it explains all this stuff really well in terms of predicting new stuff. It gets more complicated. It just does. So one of the things that we're going to do for my PhD is we're definitely going to look at the scope of attention.</text:p>
      <text:p text:style-name="P4">48:25 So it is the case that people high in the trade of openness to experience, they have a wider scope of attention.</text:p>
      <text:p text:style-name="P4">And we think this should be associated with positive schizotyping. There's good evidence that people with autism have a narrower scope of attention. That's been called tunnel vision. They've called he tunnel vision. We want to demonstrate this in nonclinical populations and using the scale that we're making, we want to demonstrate this.</text:p>
      <text:p text:style-name="P4">And so that's one direction that here going with this. Yeah, I'll stop there. I think that's all I have to say.</text:p>
      <text:p text:style-name="P4"/>
      <text:p text:style-name="P4">48:57 Daniel:</text:p>
      <text:p text:style-name="P4">Well, awesome. It leads to a few attention related questions that will be great to dive into.</text:p>
      <text:p text:style-name="P4">But one reflection there is you described it as being able to retro addictively connect a lot of dots through the usage of predictive frameworks. However, that is like one of those sides in the discussion today. Are we looking to or which side are we looking to air on? In that regression example, it was provided, do we want the wavy line where the next batch of ten points, the wavy line is probably going to be totally off base because the initial wavy line was over fit? Or would we be okay with getting directional correctness but very little explanatory power like a high residual per point?</text:p>
      <text:p text:style-name="P4"><text:soft-page-break/>And the optimum that science as his distributed system would be kind of navigating and weaving around that path of least action in that space would be the Bayes optimal regression model, which is actually what is described by the Bayesian Information Criterion or the AIC.</text:p>
      <text:p text:style-name="P4">50:05 It's relative. And those are statistical criteria that balance exactly that tradeoff between a highly parameterized model that explains all the balance and then an under parameterized model, too few parameters, that explains maybe even a good chunk of the imagination, but then ultimately leaves a lot on the table when there's still, like, a lot of value to be gained by doing some more parameters. So I was just seeing like that kind of Bayesian information approach and then that's like the sweet spot. But everybody moment to moment and year to year and life to life.</text:p>
      <text:p text:style-name="P4">It's like a swarm weaving in that valley and that is what constitutes part of our species level neuro diversity.</text:p>
      <text:p text:style-name="P4"/>
      <text:p text:style-name="P4">50:52 Brett:</text:p>
      <text:p text:style-name="P4">Yeah. Well, it's a good thing we have a lot of scientists working on this problem, right? So we can especially with autism, so we can kind of go separate ways and meet in the middle a little bit. We can kind of explore different mates.</text:p>
      <text:p text:style-name="P4">Yeah, go ahead.</text:p>
      <text:p text:style-name="P4"/>
      <text:p text:style-name="P4">51:11 Daniel:</text:p>
      <text:p text:style-name="P4">Let's talk a little bit about attention.</text:p>
      <text:p text:style-name="P4"/>
      <text:p text:style-name="P4">51:14 Brett:</text:p>
      <text:p text:style-name="P4">Sure.</text:p>
      <text:p text:style-name="P4"/>
      <text:p text:style-name="P4">51:14 Daniel:</text:p>
      <text:p text:style-name="P4">It's definitely a core term in active inference and it's really one of the tenets, even though in reward centric paradigms, attention has been used, like in neural networks that have attention. And so it's interesting to see how even in a reward first paradigm, still attentional features are brought in, whereas active inference and predictive processing have a principled and analytically derived approach to attention. So what is attention and what are the in a William James fashion, what are the varieties of the attention experience?</text:p>
      <text:p text:style-name="P4"/>
      <text:p text:style-name="P4">51:56 Brett:</text:p>
      <text:p text:style-name="P4">Yeah, that's a tough question. I've seen argument within I think Friston wrote a paper a couple of years back arguing that there are these two different kinds of attention within this framework. Right? So there's like salience and then there is I forget to call the other one, but I'm not so sure that these are not really the same thing. What it is to pay attention to something my understanding within this framework is to treat to treat the input as if it's highly precise.</text:p>
      <text:p text:style-name="P4">Right. You're treating it as if it's highly precise. In a Bayesian sense, that means you're treating it as if it's important. That means it's having a large effect on updating your model. And that includes because this is a hierarchical thing that also includes stuff that's generated by he internal model.</text:p>
      <text:p text:style-name="P4">Right. So you can give a high might to a prediction that's generated from your internal model. So you're paying attention to what's going on inside our own sort of internal model as well as far as the varieties of attention.</text:p>
      <text:p text:style-name="P4">52:58 Yeah, I mean, I don't think I have a good answer to that. I don't know, probably.</text:p>
      <text:p text:style-name="P4">But that's how I would define attention anyways within this model.</text:p>
      <text:p text:style-name="P4"/>
      <text:p text:style-name="P4">53:09 Daniel:</text:p>
      <text:p text:style-name="P4">Well, it seems like a really interesting direction to see what kind of formalisms and models could undermine those very gestalt capturing senses of attention like diffuse and laser and narrow. But those are like spotlight metaphors, but then where's the spotlight in the prediction? And so it kind of crosses domains and so there's a lot of interesting things there. And yes, what you said about attention being paid or salience in a Bayesian statistical framework is exactly that.</text:p>
      <text:p text:style-name="P4">Like if there was a prior about the temperature and no attention was being paid to incoming thermometer readings, then that prior would just play out whether it was a flat or whether it was expected to change from a topdown hierarchical model. Whereas if a lot of attention as being paid to the thermometer readings in the extreme you could just flip your best prediction to whatever the thermometer said less last.</text:p>
      <text:p text:style-name="P4"><text:soft-page-break/>54:13 And so then thinking back to those regressions that you showed, they could be understood as, in a static sense, as being like, what is the relationship between the person's height and how friendly they are to me. And then that could be like sort of an all at once static regression about features of the world. Or like when it's raining, what is the temperature like?</text:p>
      <text:p text:style-name="P4">So just sort of across different instances. Regression that helps capture the direction and magnitude and reliability of some causal outcomes. But it's also interesting to think about the Xaxis as time and the Y axis is tracking again like temperature or some other thing in the world and there's like the high attention whiplash with the noisy measurements and it's like things are very volatile but they're being fit well, but it just feels like things are volatile. And then the other extreme would be just that straight regression line where things are simple.</text:p>
      <text:p text:style-name="P4">55:19 However, there's a lot of variability and that actually also plays into certain Bayesian work on, for example, like narrative and what is called conspiracy theory thinking.</text:p>
      <text:p text:style-name="P4">Simple explanations. That's the simple regression line, that's narrative. And then it's like, well, then why is it why are these five examples in front of us not the case? If that's totally the way things are in the world, that A is associated with B, but here's five A and it's not associated with B. It's like, right, well, there's error to explain, there's residual.</text:p>
      <text:p text:style-name="P4">But that doesn't dissuade me from believing that there is this relationship in the world.</text:p>
      <text:p text:style-name="P4"/>
      <text:p text:style-name="P4">55:57 Brett:</text:p>
      <text:p text:style-name="P4">Sure, yeah, it's interesting. The conspiratorial thinking is associated with positive schizotyping empirically high is what you would expect, right? It's a very simple explanation, it explains a lot but it's, you know, it's a little bit unmored from the actual data, something like that.</text:p>
      <text:p text:style-name="P4"/>
      <text:p text:style-name="P4">56:17 Daniel:</text:p>
      <text:p text:style-name="P4">It can tolerate high variance between the prediction and the objection and that can be accommodated in a framework where more attention is being paid to the narrative prior so the posterior is not updating that much.</text:p>
      <text:p text:style-name="P4">Seeing 100 examples of something happening doesn't really update my likelihood on what I think is going to happen next.</text:p>
      <text:p text:style-name="P4"/>
      <text:p text:style-name="P4">56:46 Brett:</text:p>
      <text:p text:style-name="P4">It's often he case that with conspiratorial thinking evidence against the conspiracy is taken as evidence for the conspiracy because it's just evidence that they're really really good at hiding it. No evidence that this is going on is actually evidence of just how good they are at hiding it. So you can incorporate almost any data into those kinds of models. Right? It's an extremely topdown biased way of thinking about the world and I think that's why it's associated with positive schizophrenia.</text:p>
      <text:p text:style-name="P4"/>
      <text:p text:style-name="P4">57:19 Daniel:</text:p>
      <text:p text:style-name="P4">And it leads to one attention related question which is how do we train our attention or how do we shape our attention to be who we want to be?</text:p>
      <text:p text:style-name="P4"/>
      <text:p text:style-name="P4">57:34 Brett:</text:p>
      <text:p text:style-name="P4">Well, I think I have two answers to that question. The first one is meditation, I think can help. But also I've had issues with my own attention and one of the things that made me better at paying attention to things that I may not have wanted to pay attention to, but that I really need to, is just having clear goals. If you have clear written goals, it gets your dopaminergic system on your side.</text:p>
      <text:p text:style-name="P4">So you get that little reward every time you do your physics homework or whatever, which you may not want to pay attention to, but if you're getting rewarded for it because you have a clear goal that you're moving towards, it makes it easier to pay attention. Another thing I would say so I think that's really it's under associated how much our attention is related to our values. When we value something, it directs our attention towards relevant towards things that are relevant to the goal.</text:p>
      <text:p text:style-name="P4">58:40 And so having clear goals is really important. The other thing I would say is instead of instead of talking about changing or improving our attention is to put yourself into situations that are good for your kind of attention style.</text:p>
      <text:p text:style-name="P4">So I'm somebody who is not on the autistic side of that continuum. I would never have been an engineer or a physicist or anything like that. It's not my thing. I had to put myself in a situation where I could use my <text:soft-page-break/>intellectual ability, the intellectual abilities that I have. I love these big picture things, I love seeing all the dots between all these disparate things.</text:p>
      <text:p text:style-name="P4">That's what I do. I had to find a way to put myself in a positive where I could use that. So some of it is finding a way to get yourself in the right context that allows you to use your own attention style in the right way. So it's not all about, you know, partly it's changing yourself, but also partly it's changing the environment that you're in so that you can be who you are to some degree.</text:p>
      <text:p text:style-name="P4"/>
      <text:p text:style-name="P4">59:41 Daniel:</text:p>
      <text:p text:style-name="P4">And that's definitely echoed in the ways that an active inference entity can reduce its variational or expected free energy, which is it can update its generalize model, it can change its mind or it can engage in action, it can change the world.</text:p>
      <text:p text:style-name="P4">And I feel like that dialectic, you know, yesterday I tried to change the world, today I tried to change myself. And the way that we wouldn't want our actions to be malappropriated in the world or to be believing something falsely like that there isn't influences of our actions in the world but also it can be extreme and unhelpful when people have changing beliefs about their own role. And so like social cognition and how that gets mediated with attention and shared attention, thinking through other minds and joint attention, general synchrony. A lot of these active inference ideas are really in a stage where some of the continents in the map have been laid out and there's a lot of exploration to go, fractal exploration to go to move from framing different things as like a deficit of reward to a perturbation of precision.</text:p>
      <text:p text:style-name="P4">1:01:08 Which also navigates the balance with psychology because we can say that Bayes optimal cognition is occurring given he priors and the attention, if this is the prior and here's how much or this type of attention that's being paid, that's not an irrational or even necessarily an incorrect.</text:p>
      <text:p text:style-name="P4">It might be an outcome that isn't valued highly under some social criterion or another. But then again, that's he imperative to ask like what could be different in the person's developmental trajectory and their niche, which includes their social niche. So it is just opening up the discussion around these topics. So it's a good time to be starting our PhD in it.</text:p>
      <text:p text:style-name="P4"/>
      <text:p text:style-name="P4">1:01:53 Brett:</text:p>
      <text:p text:style-name="P4">Yeah, definitely.</text:p>
      <text:p text:style-name="P4">Yeah, with the psychopathology. I really love this framework for thinking about psychopathology because there is that right? A lot of times what we label as psychopathology is actually you're working just the way you're supposed to. But I do think that there are times where we get caught in like these feedback loops, we get caught in these sort of mark Miller has some good papers about this in relation to addiction and things like that. We get caught in this, what they refer to as reciprocal narrowing.</text:p>
      <text:p text:style-name="P4">And it's like we're reducing prediction error in a local aspect but we're ignoring all of he other areas in which we could be reducing prediction error. So like if you're mediated to a drug of some kind, if it's like a dopaminergic substance, it's going to tell you that like you're doing great, you're reducing prediction in an awesome way but everywhere around you it's just chaos. Right? So anyway, I think this is a really cool framework for thinking about psychopathology.</text:p>
      <text:p text:style-name="P4"/>
      <text:p text:style-name="P4">1:02:55 Daniel:</text:p>
      <text:p text:style-name="P4">In general and bring it into that extended context.</text:p>
      <text:p text:style-name="P4">If one cell were growing at the expense of others, if it were having high fitness, that's the kind of evolutionary lens. If it were modifying the signaling environment so it was getting exactly the hormone levels it expected, even if those were potentially within a healthy range, that might have deleterious consequences at the group fitness or free energy minimization or reward perspective. So we see kind of this braiding when things are working, then they can be realized with fitness, reward, precision and when things fail additionally, we kind of see all of those different framings coalesce again. And I think the interesting and informative space will be to understand where those frameworks differ.</text:p>
      <text:p text:style-name="P4">1:03:56 Not just to justify or explore scientific hypothesis, but truly to be in that.</text:p>
      <text:p text:style-name="P4">Gray zone. And in that situation where it does matter how we act and whether we're justifying our actions with this or that flavor of evolution or reward or precision type thinking.</text:p>
      <text:p text:style-name="P4"/>
      <text:p text:style-name="P4">1:04:13 Brett:</text:p>
      <text:p text:style-name="P4">Yeah, it's exciting to sort of be at the beginning of this kind of stuff. I think we're really just getting started in terms of understanding individual differences from a predictive processing perspective. And <text:soft-page-break/>psychopathology here working on some stuff about psychosis too, and how positive schizotyping sort of the sort of next step in this, at least in the theoretical part of this.</text:p>
      <text:p text:style-name="P4">One of the implications of the hypothesis I talked about in this paper. So with autism, and and Core and colleagues talked about this in their 2014 paper. Prediction matching should take place at relatively low levels of the processing hierarchy. Right? So like more the more concrete levels of the processing hierarchy for people with autism.</text:p>
      <text:p text:style-name="P4">And that is sort of what we find is that very detail oriented scale. But with positive schizotype, you should see the opposite of prediction errors traveling farther up the hierarchy. And what we think is happening in psychosis is basically like those prediction errors travel up to those at higher levels of the hierarchy.</text:p>
      <text:p text:style-name="P4">1:05:19 Those are the priors upon which many other priors depend. And so if you disrupt those priors, you lose precision not only on those, but on everything that they're dependent on.</text:p>
      <text:p text:style-name="P4">And if that happens very suddenly, you can get a massive increase in entropy, a massive increase in behavioral and psychological entropy. And you kind of think that's what psychosis is. It's not entirely original to that idea, but it just sort of talks about how it develops. Right. Because if we know that people who give a low weight to sensory input are susceptible to it, that tells us why they're susceptible.</text:p>
      <text:p text:style-name="P4">Right? Because those prediction errors are going to go up to those more high level prior, if that makes sense.</text:p>
      <text:p text:style-name="P4"/>
      <text:p text:style-name="P4">1:06:01 Daniel:</text:p>
      <text:p text:style-name="P4">Is there anything else you want to add, talk about, ask?</text:p>
      <text:p text:style-name="P4"/>
      <text:p text:style-name="P4">1:06:09 Brett:</text:p>
      <text:p text:style-name="P4">I think I'm good, man. I really precise the opportunity to share my work and have this conversation. Really good.</text:p>
      <text:p text:style-name="P4"/>
      <text:p text:style-name="P4">1:06:17 Daniel:</text:p>
      <text:p text:style-name="P4">Excellent. Best of luck with your continued research and education.</text:p>
      <text:p text:style-name="P4"/>
      <text:p text:style-name="P4">1:06:22 Brett:</text:p>
      <text:p text:style-name="P4">Alright. Thank you, Daniel.</text:p>
      <text:p text:style-name="P4"/>
      <text:p text:style-name="P4">1:06:23 Daniel:</text:p>
      <text:p text:style-name="P4">See you later.</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YouTube Sans" svg:font-family="'YouTube Sans', 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8T14:32:00.569000000</meta:creation-date>
    <dc:date>2022-12-01T13:11:09.120000000</dc:date>
    <meta:editing-duration>PT5H58M2S</meta:editing-duration>
    <meta:editing-cycles>16</meta:editing-cycles>
    <meta:generator>LibreOffice/7.4.1.2$Windows_X86_64 LibreOffice_project/3c58a8f3a960df8bc8fd77b461821e42c061c5f0</meta:generator>
    <meta:document-statistic meta:table-count="1" meta:image-count="0" meta:object-count="0" meta:page-count="15" meta:paragraph-count="267" meta:word-count="10870" meta:character-count="63632" meta:non-whitespace-character-count="53029"/>
  </office:meta>
</office:document-meta>
</file>